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leep.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leep.doSleep( long mill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leep.getSleep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leep.setHours( int hou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eep.setSeconds( int 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eep.setMinutes( int min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eep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leep.Sl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leep.setFailOnError(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eep.setMilliseconds( int milli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